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73" office:value-type="string" calcext:value-type="string">
            <text:p><text:span text:style-name="T3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ENTRY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ync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1" office:value-type="string" calcext:value-type="string">
            <text:p>TBL_ENTRIES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table:number-columns-repeated="4"/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24" office:value-type="string" calcext:value-type="string">
            <text:p>TBL_ENTRIES_USED</text:p>
          </table:table-cell>
          <table:table-cell table:number-columns-repeated="2"/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7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/>
          <table:table-cell table:style-name="ce24" office:value-type="string" calcext:value-type="string">
            <text:p>TBL_ENTRY_SYNC</text:p>
          </table:table-cell>
          <table:table-cell table:number-columns-repeated="2"/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2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style-name="ce40"/>
          <table:table-cell table:number-columns-repeated="8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p shown</text:p>
          </table:table-cell>
          <table:table-cell office:value-type="string" calcext:value-type="string">
            <text:p>KEY_TIP_NEEDED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rrect answered first try</text:p>
          </table:table-cell>
          <table:table-cell office:value-type="string" calcext:value-type="string">
            <text:p>KEY_IS_CORRECT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18:06:06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10-14T18:11:42.479000000</dc:date>
    <meta:editing-duration>P1DT22H56M40S</meta:editing-duration>
    <meta:editing-cycles>376</meta:editing-cycles>
    <dc:creator>Aron Heinecke</dc:creator>
    <meta:document-statistic meta:table-count="3" meta:cell-count="521" meta:object-count="0"/>
  </office:meta>
</office:document-meta>
</file>